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Bold" svg:font-family="Verdana-Bold"/>
    <style:font-face style:name="BookAntiqua" svg:font-family="BookAntiqua"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language="en" fo:country="US"/>
    </style:style>
    <style:style style:name="P4" style:family="paragraph" style:parent-style-name="Standard">
      <style:text-properties fo:color="#000000"/>
    </style:style>
    <style:style style:name="P5" style:family="paragraph" style:parent-style-name="Standard">
      <style:text-properties style:font-name="BookAntiqua" fo:font-size="12pt" style:font-name-asian="BookAntiqua" style:font-size-asian="12pt" style:font-name-complex="BookAntiqua" style:font-size-complex="12pt"/>
    </style:style>
    <style:style style:name="P6" style:family="paragraph" style:parent-style-name="Standard" style:list-style-name="">
      <style:paragraph-properties fo:text-align="start" style:justify-single-word="false" style:text-autospace="none"/>
    </style:style>
    <style:style style:name="P7" style:family="paragraph" style:parent-style-name="Standard" style:list-style-name="L2">
      <style:text-properties style:font-name="Times New Roman" fo:font-size="12pt" style:font-size-asian="12pt" style:font-size-complex="12pt"/>
    </style:style>
    <style:style style:name="P8" style:family="paragraph" style:parent-style-name="Standard" style:list-style-name="">
      <style:paragraph-properties fo:margin-left="1.251cm" fo:margin-right="0cm" fo:text-align="start" style:justify-single-word="false" fo:text-indent="0cm" style:auto-text-indent="false" style:text-autospace="none"/>
      <style:text-properties style:font-name="Times New Roman" fo:font-size="12pt" style:font-name-asian="BookAntiqua" style:font-size-asian="12pt" style:font-name-complex="BookAntiqua" style:font-size-complex="12pt"/>
    </style:style>
    <style:style style:name="P9" style:family="paragraph" style:parent-style-name="Standard" style:list-style-name="">
      <style:paragraph-properties fo:margin-left="1.251cm" fo:margin-right="0cm" fo:text-align="start" style:justify-single-word="false" fo:text-indent="0cm" style:auto-text-indent="false" style:text-autospace="none"/>
      <style:text-properties style:font-name="Times New Roman" fo:font-size="12pt" style:font-size-asian="12pt" style:font-size-complex="12pt"/>
    </style:style>
    <style:style style:name="P10" style:family="paragraph" style:parent-style-name="Heading_20_1">
      <style:text-properties fo:language="cs" fo:country="CZ"/>
    </style:style>
    <style:style style:name="P11" style:family="paragraph" style:parent-style-name="Heading_20_1">
      <style:text-properties style:font-name="Arial" fo:font-size="16.1000003814697pt" style:font-size-asian="16.1000003814697pt" style:font-size-complex="16.1000003814697pt"/>
    </style:style>
    <style:style style:name="P12" style:family="paragraph" style:parent-style-name="Heading_20_2">
      <style:text-properties fo:font-style="normal" style:font-style-asian="normal" style:font-style-complex="normal"/>
    </style:style>
    <style:style style:name="P13" style:family="paragraph" style:parent-style-name="Heading_20_2">
      <style:text-properties fo:color="#000000" fo:font-style="normal" style:font-style-asian="normal" style:font-style-complex="normal"/>
    </style:style>
    <style:style style:name="P14" style:family="paragraph" style:parent-style-name="Heading_20_2">
      <style:text-properties style:font-name="Arial" fo:font-size="14pt" fo:font-style="normal" style:font-size-asian="14pt" style:font-style-asian="normal" style:font-size-complex="14pt" style:font-style-complex="normal"/>
    </style:style>
    <style:style style:name="P15" style:family="paragraph" style:parent-style-name="Text_20_body" style:list-style-name="L1"/>
    <style:style style:name="P16" style:family="paragraph" style:parent-style-name="Text_20_body">
      <style:text-properties fo:color="#000000"/>
    </style:style>
    <style:style style:name="P17" style:family="paragraph" style:parent-style-name="Text_20_body" style:list-style-name="L2"/>
    <style:style style:name="P18" style:family="paragraph" style:parent-style-name="Text_20_body">
      <style:text-properties style:font-name="Times New Roman" fo:font-size="12pt" style:font-size-asian="12pt" style:font-size-complex="12pt"/>
    </style:style>
    <style:style style:name="P19" style:family="paragraph" style:parent-style-name="Text_20_body" style:list-style-name="L2">
      <style:text-properties style:font-name="Times New Roman" fo:font-size="12pt" style:font-size-asian="12pt" style:font-size-complex="12pt"/>
    </style:style>
    <style:style style:name="P20" style:family="paragraph" style:parent-style-name="Text_20_body">
      <style:text-properties style:font-name="Verdana-Bold" fo:font-size="16pt" fo:font-weight="bold" style:font-name-asian="Verdana-Bold" style:font-size-asian="16pt" style:font-weight-asian="bold" style:font-name-complex="Verdana-Bold" style:font-size-complex="16pt" style:font-weight-complex="bold"/>
    </style:style>
    <style:style style:name="P21" style:family="paragraph" style:parent-style-name="Text_20_body" style:list-style-name="L3"/>
    <style:style style:name="P22" style:family="paragraph" style:parent-style-name="Text_20_body">
      <style:paragraph-properties fo:margin-left="0cm" fo:margin-right="0cm" fo:text-indent="0cm" style:auto-text-indent="false"/>
    </style:style>
    <style:style style:name="T1" style:family="text">
      <style:text-properties fo:font-size="16pt" style:font-size-asian="16pt" style:font-size-complex="16pt"/>
    </style:style>
    <style:style style:name="T2" style:family="text">
      <style:text-properties fo:font-size="18pt" style:font-size-asian="18pt" style:font-size-complex="18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style:font-name-asian="BookAntiqua" style:font-style-asian="normal" style:font-name-complex="BookAntiqua" style:font-style-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name-asian="BookAntiqua" style:font-style-asian="normal" style:font-name-complex="BookAntiqua" style:font-style-complex="normal"/>
    </style:style>
    <style:style style:name="T10" style:family="text">
      <style:text-properties fo:color="#800000"/>
    </style:style>
    <style:style style:name="T11" style:family="text">
      <style:text-properties fo:color="#800000" fo:font-style="normal" style:text-underline-style="none" style:font-style-asian="normal" style:font-style-complex="normal"/>
    </style:style>
    <style:style style:name="T12" style:family="text">
      <style:text-properties fo:color="#800000" fo:font-style="normal" style:font-style-asian="normal" style:font-style-complex="normal"/>
    </style:style>
    <style:style style:name="T13" style:family="text">
      <style:text-properties fo:color="#800000" fo:language="en" fo:country="US" fo:font-style="normal" style:font-style-asian="normal" style:font-style-complex="normal"/>
    </style:style>
    <style:style style:name="T14" style:family="text">
      <style:text-properties fo:color="#800000" fo:language="cs" fo:country="CZ" fo:font-style="normal" style:font-style-asian="normal" style:font-style-complex="normal"/>
    </style:style>
    <style:style style:name="T15" style:family="text">
      <style:text-properties fo:language="cs" fo:country="CZ"/>
    </style:style>
    <style:style style:name="T16" style:family="text">
      <style:text-properties fo:language="cs" fo:country="CZ" fo:font-style="normal" style:font-style-asian="normal" style:font-style-complex="normal"/>
    </style:style>
    <style:style style:name="T17" style:family="text">
      <style:text-properties fo:language="cs" fo:country="CZ" fo:font-style="normal" style:font-name-asian="BookAntiqua" style:font-style-asian="normal" style:font-name-complex="BookAntiqua" style:font-style-complex="normal"/>
    </style:style>
    <style:style style:name="T18" style:family="text">
      <style:text-properties style:font-name="OpenSymbol" fo:font-size="12pt" style:font-name-asian="OpenSymbol" style:font-size-asian="12pt" style:font-name-complex="OpenSymbol" style:font-size-complex="12pt"/>
    </style:style>
    <style:style style:name="T19" style:family="text">
      <style:text-properties fo:font-size="12pt" style:font-size-asian="12pt" style:font-size-complex="12pt"/>
    </style:style>
    <style:style style:name="T20" style:family="text">
      <style:text-properties fo:font-size="12pt" style:font-name-asian="BookAntiqua" style:font-size-asian="12pt" style:font-name-complex="BookAntiqua" style:font-size-complex="12pt"/>
    </style:style>
    <style:style style:name="T21" style:family="text">
      <style:text-properties fo:font-size="12pt" style:font-name-asian="OpenSymbol" style:font-size-asian="12pt" style:font-name-complex="OpenSymbol" style:font-size-complex="12pt"/>
    </style:style>
    <style:style style:name="T22" style:family="text">
      <style:text-properties style:font-name="BookAntiqua" fo:font-size="12pt" fo:font-style="normal" style:font-name-asian="BookAntiqua" style:font-size-asian="12pt" style:font-style-asian="normal" style:font-name-complex="BookAntiqua" style:font-size-complex="12pt" style:font-style-complex="normal"/>
    </style:style>
    <style:style style:name="T23" style:family="text">
      <style:text-properties style:font-name="BookAntiqua" fo:font-size="12pt" style:font-name-asian="BookAntiqua" style:font-size-asian="12pt" style:font-name-complex="BookAntiqua" style:font-size-complex="12pt"/>
    </style:style>
    <style:style style:name="T24" style:family="text">
      <style:text-properties style:font-name="BookAntiqua" fo:font-size="12pt" fo:language="en" fo:country="US" fo:font-style="normal" style:font-name-asian="BookAntiqua" style:font-size-asian="12pt" style:font-style-asian="normal" style:font-name-complex="BookAntiqua" style:font-size-complex="12pt" style:font-style-complex="normal"/>
    </style:style>
    <style:style style:name="T25" style:family="text">
      <style:text-properties style:font-name="BookAntiqua" style:font-name-asian="BookAntiqua" style:font-name-complex="BookAntiqua"/>
    </style:style>
    <style:style style:name="T26" style:family="text">
      <style:text-properties style:font-name-asian="BookAntiqua" style:font-name-complex="BookAntiqua"/>
    </style:style>
    <style:style style:name="T27" style:family="text">
      <style:text-properties style:font-name="Arial" fo:font-style="normal" style:font-name-asian="BookAntiqua" style:font-style-asian="normal" style:font-name-complex="BookAntiqua" style:font-style-complex="normal"/>
    </style:style>
    <style:style style:name="T28" style:family="text">
      <style:text-properties style:font-name="Arial" fo:font-size="14pt" fo:font-style="normal" style:font-name-asian="BookAntiqua" style:font-size-asian="14pt" style:font-style-asian="normal" style:font-name-complex="BookAntiqua" style:font-size-complex="14pt" style:font-style-complex="normal"/>
    </style:style>
    <style:style style:name="T29" style:family="text">
      <style:text-properties style:font-name="Arial" fo:font-size="16.1000003814697pt" style:font-name-asian="BookAntiqua" style:font-size-asian="16.1000003814697pt" style:font-name-complex="BookAntiqua" style:font-size-complex="16.1000003814697pt"/>
    </style:style>
    <style:style style:name="T30" style:family="text">
      <style:text-properties style:font-name-asian="OpenSymbol" style:font-name-complex="OpenSymbo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6"/></text:p>
      <text:p text:style-name="P1"/>
      <text:p text:style-name="P1"><text:s/></text:p>
      <text:p text:style-name="P1"><text:span text:style-name="T2"/></text:p>
      <text:p text:style-name="P1"><text:span text:style-name="T2"/></text:p>
      <text:p text:style-name="P1"><text:span text:style-name="T2">Software Requirements Specification</text:span></text:p>
      <text:p text:style-name="Horizontal_20_Line"/>
      <text:p text:style-name="P1"><text:span text:style-name="T1">pro</text:span></text:p>
      <text:p text:style-name="P1"><text:s text:c="14"/><text:span text:style-name="T1"><text:s text:c="4"/>Systém pro vizualizaci Dijkstrova algoritmu</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erze 1.0</text:p>
      <text:p text:style-name="P2">Autor: Martin Lukeš</text:p>
      <text:p text:style-name="P2">1.12.2011</text:p>
      <text:p text:style-name="Standard"/>
      <text:p text:style-name="Standard"/>
      <text:p text:style-name="Standard"/>
      <text:h text:style-name="Heading_20_1" text:outline-level="1"><text:soft-page-break/>1. Úvod</text:h>
      <text:h text:style-name="P12" text:outline-level="2">1.1 Účel dokumentu</text:h>
      <text:p text:style-name="Standard"><text:s text:c="6"/>Tento dokument slouží jako specifikace požadavků na aplikaci „Systém pro vizualizaci Dijkstrova algoritmu“ (dále jen SVDA). Podrobně stanovuje rozsah projektu a funkční i nefunkční</text:p>
      <text:p text:style-name="Standard">požadavky.</text:p>
      <text:p text:style-name="Standard"/>
      <text:h text:style-name="P12" text:outline-level="2">1.2 Úvod do problematiky</text:h>
      <text:p text:style-name="Standard"><text:tab/>V rámci výuky předmětů na vysokých školách se studenti IT oborů seznamují se základními datovými strukturami a následně i s algoritmy, které jsou používané k efektivnímu řešení problémů v praxi.</text:p>
      <text:p text:style-name="Standard"><text:tab/>V rámci cvičení je průběh algoritmů zobrazován na nevyhovujícím médiu - tabuli a v důsledku časového presu dochází k nedostatečnému pochopení algoritmu studenty. Míra pochopení probírané látky se pohybuje okolo 20 – 80 <text:span text:style-name="T3">%.</text:span></text:p>
      <text:p text:style-name="Standard"><text:tab/>Dalším problémem je opakovaný průchod algoritmem mimo školní prostředí. Studenti jsou odkázáni na své nedostatečné znalosti odnesené ze školních lavic, dále pak na zdroje z internetu s pestrou škálou relevance.</text:p>
      <text:p text:style-name="Standard"><text:tab/>Tyto problémy se snaží odstranit katedra permoníků a trpaslíků z fakulty elektrotechnické vypsáním výběrového řízení za účelem vytvoření vizualizace pro malou část problému, konkrétně Dijkstrův algoritmus. SVDA je projektem studentů fakulty elektrotechnické účastnících se onoho výběrového řízení.</text:p>
      <text:p text:style-name="Standard"/>
      <text:p text:style-name="Standard"/>
      <text:p text:style-name="Standard"/>
      <text:p text:style-name="Standard"/>
      <text:h text:style-name="Heading_20_1" text:outline-level="1">2. Celkový popis</text:h>
      <text:h text:style-name="P12" text:outline-level="2">2.1 Dijkstrův algoritmus</text:h>
      <text:h text:style-name="Heading_20_3" text:outline-level="3"><text:span text:style-name="T6">2.1.1 Teorie grafů</text:span></text:h>
      <text:p text:style-name="Text_20_body"><text:span text:style-name="T6"><text:tab/>V této sekci následuje množina termínů potřebná k definování a pochopení algoritmu.</text:span></text:p>
      <text:p text:style-name="Text_20_body"><text:span text:style-name="T6">Graf<text:tab/><text:tab/>Uspořádaná dvojice Množina uzlů a Množiny hran. V praxi značeno (V, E). Grafy <text:tab/><text:tab/>dělí na orientované a neorientované. Neorientované grafy obsahují jen neorientované <text:tab/><text:tab/>hrany, orientované grafy obsahují jen orientované hrany. </text:span></text:p>
      <text:p text:style-name="Text_20_body"><text:span text:style-name="T6">Uzel <text:tab/><text:tab/>je jednoznačně identifikovaný bod. Množina N uzlů bývá v praxi značena <text:tab/><text:tab/><text:tab/>posloupností přirozených čísel 1... N. Jednoznačnost si můžeme přeložit tak, že v <text:tab/><text:tab/>množině uzlů neexistují uzly se stejným číslem. Bod je nejjednodušším grafickým <text:tab/><text:tab/>znázorněním uzlu. </text:span></text:p>
      <text:p text:style-name="Text_20_body"><text:span text:style-name="T6">Hrana<text:tab/><text:tab/>je jednoznačně definovanou spojnicí mezi dvěma uzly. Množina N uzlů bývá v praxi <text:tab/><text:tab/>značena posloupností písmen latinské abecedy, přičemž v případě vyššího počtu uzlů <text:tab/><text:tab/>se nejedná o znaky, nýbrž o řetězce vytvořené z těchto znaků. Hrana v množině je <text:tab/><text:tab/>jednoznačná, pokud neexistuje jiná hrana se stejným písmenem (řetězcem). Hrana <text:tab/><text:tab/>definuje vztah mezi dvěma uzly grafu. Abstrakce vztahu uzlů je dvojice uzlů. Pro <text:tab/><text:tab/>neznalého čtenáře je se může zdát, že hrana jasně identifikuje hranu, nicméně není <text:tab/><text:tab/>tomu tak vždy. V množině hran mohou existovat různé hrany spojující stejné uzly s <text:tab/><text:tab/>různým Stringem. Takovýto graf potom obsahuje tzv multihrany. Neorientovaná <text:tab/></text:span><text:soft-page-break/><text:span text:style-name="T6"><text:tab/><text:tab/>hrana definuje vztah mezi dvěma uzly jako neuspořádanou dvojici například (a, b) <text:tab/><text:tab/>nebo (b, a) obě tyto hrany spojují dva stejné uzly a obecně u nich nedokážeme říci, <text:tab/><text:tab/>zda jsou různé – v grafu neobsahujícím multihrany jde o jednu a tu samou hranu, v <text:tab/><text:tab/>obecném grafu o této skutečnosti nedokážeme rozhodnout. Orientovaná hrana je <text:tab/><text:tab/><text:tab/>reprezentovaná uspořádanou dvojicí. U orientované hrany rozeznáváme pořadí uzlů, <text:tab/><text:tab/>první z uzlů nazýváme počátek, druhý potom konec hrany. Takže například <text:tab/><text:tab/><text:tab/>orientovaná hrana (a, b) spojuje stejné uzly jako hrana (b, a), ale jistojistě tyto hrany <text:tab/><text:tab/>nejsou shodné. V teorii grafů je možné každou hranu ohodnotit, potom přidáme do <text:tab/><text:tab/>grafu k definici dvojic i hodnotící funkci, která ke každé hraně přiřadí právě jednu <text:tab/><text:tab/>honotu celého čísla.</text:span></text:p>
      <text:p text:style-name="Text_20_body"><text:span text:style-name="T6">Cesta<text:tab/><text:tab/>je posloupnost uzlů a hran, přičemž tato posloupnost začíná uzlem, končí uzlem, <text:tab/><text:tab/><text:tab/></text:span><text:span text:style-name="T16">žádné dva uzly po sobě bezprostředbě nenásledují a žádné dvě hrany po sobě <text:tab/><text:tab/><text:tab/>bezprostředně nenásledují. U</text:span><text:span text:style-name="T6">zel je obsažen v dvojici každé následující hrany a uzel <text:tab/><text:tab/>následující hranu je také obsažen v dvojici hrany, takže hrana určuje vazbu mezi <text:tab/><text:tab/><text:tab/>těmito hranami. V následujícím textu je vynechán identifikátor hrany, hrana je potom <text:tab/><text:tab/>znázorněna jako dvojice uzlů. Cestou je například posloupnost 1,(1,2),2</text:span><text:span text:style-name="T4">, (</text:span><text:span text:style-name="T6">2, 3), 3,<text:tab/><text:tab/>(3, 4), 4. Tato cesta může být orientovaná nebo neorientovaná. Cesta může existovat <text:tab/><text:tab/>v orientovaném či neorientovaném grafu. Posloupnost 1 (2, 1) 2, (2, 3), 3 je potom <text:tab/><text:tab/>jistojistě neorientovaná. Váha cesty je potom suma všech vah hran cesty. Nejkratší <text:tab/><text:tab/>cesta je potom taková, že neexistuje cesta s menší vahou nežli je váha nejkratší cesty. </text:span></text:p>
      <text:h text:style-name="Heading_20_2" text:outline-level="2"><text:span text:style-name="T8">2.1.2 Algritmus</text:span></text:h>
      <text:p text:style-name="Text_20_body"><text:span text:style-name="T6"><text:tab/>Dijkstrův algoritmus patří mezi grafové algoritmy a slouží k nalezení minimální cesty v grafu mezi jedním uzlem nazývaným počátek a zbylými uzly. Tento algoritmus ohodnocuje každý uzel reálným číslem značícím vzdálenost uzlu od počátku (délku nejkratší cesty). Algoritmus funguje korektně v orientovaných i neorientovaných grafech. Algoritmus funguje taktéž korektně v grafech osahujících multihrany. Nicméně algoritmus nemusí dávat relevantní výsledky v grafu s záporně ohodnocenými hranami.</text:span></text:p>
      <text:h text:style-name="P13" text:outline-level="2">2.2 Popis aplikace</text:h>
      <text:p text:style-name="P16"><text:span text:style-name="T6"><text:tab/>Aplikace bude umožňovat zobrazení průběhu Dijkstrova algoritmu popsaného v skriptech </text:span><text:span text:style-name="T7">Doc. RNDr. Josef Koláře, CSc</text:span><text:span text:style-name="T6"> uveřejněných na internetových stránkách </text:span><text:span text:style-name="T4">[1] (viz </text:span><text:span text:style-name="T16">sekce odkazy</text:span><text:span text:style-name="T4">) </text:span><text:span text:style-name="T16">přiložených v přílohách v příloze </text:span><text:span text:style-name="T4">[1] </text:span><text:span text:style-name="T16">v sekci 6.2 </text:span><text:span text:style-name="T4">na stran</text:span><text:span text:style-name="T16">ách 116 - 118 . </text:span></text:p>
      <text:p text:style-name="P16"><text:span text:style-name="T16"><text:tab/>Kromě samotné vizualizace na příkladových grafech bude aplikace umožňovat uživatelům vytvořit konečný graf libovolné velikosti s libovolným nezáporným ohodnocením hran. Aplikace bude také umožňovat uložení grafů a opětovné nahrání uložených grafů ze souboru.</text:span></text:p>
      <text:p text:style-name="P4"><text:s text:c="6"/><text:tab/>Aplikace bude dále umožňovat opakovaný průchod algoritmem. Aplikace bude umožňovat krokování uživatelem či automatické krokování. Aplikace bude umožňovat nastavení časového intervalu mezi jednotlivými kroky automatického krokování. Aplikace bude umožňovat nastavení personalizace barev hran a uzlů. </text:p>
      <text:p text:style-name="P4"/>
      <text:p text:style-name="P3"/>
      <text:p text:style-name="P3"/>
      <text:p text:style-name="P3"/>
      <text:h text:style-name="P12" text:outline-level="2">2.<text:span text:style-name="T3">3</text:span> <text:span text:style-name="T15">Seznam funkcí</text:span></text:h>
      <text:list xml:id="list20144712" text:style-name="L1">
        <text:list-item>
          <text:p text:style-name="P15"><text:span text:style-name="T16">Vytvoření grafu</text:span></text:p>
        </text:list-item>
        <text:list-item>
          <text:p text:style-name="P15"><text:span text:style-name="T16">Výběr grafu z předpřipravených příkladů</text:span></text:p>
        </text:list-item>
        <text:list-item>
          <text:p text:style-name="P15"><text:soft-page-break/><text:span text:style-name="T16">Modifikace atributů hran a uzlů grafu</text:span></text:p>
        </text:list-item>
        <text:list-item>
          <text:p text:style-name="P15"><text:span text:style-name="T16">Uložení grafu do souboru a jeho opětovné nahrání</text:span></text:p>
        </text:list-item>
        <text:list-item>
          <text:p text:style-name="P15"><text:span text:style-name="T16">Validace atributů hran a <text:s/>uzlů grafu</text:span></text:p>
        </text:list-item>
        <text:list-item>
          <text:p text:style-name="P15"><text:span text:style-name="T16">Automatické i manuální krokování průběhu algoritmu </text:span></text:p>
        </text:list-item>
        <text:list-item>
          <text:p text:style-name="P15"><text:span text:style-name="T16">Textový popis kroků algoritmu</text:span></text:p>
        </text:list-item>
        <text:list-item>
          <text:p text:style-name="P15">Personalizace grafu – uživatel bude mít možnost si vybrat barvy hran a uzlů</text:p>
        </text:list-item>
        <text:list-item>
          <text:p text:style-name="P15">Nastavení intervalu mezi jednotlivými kroky automatického krokování</text:p>
        </text:list-item>
        <text:list-item>
          <text:p text:style-name="P15">Zastavení a opětovné spuštění algoritmu od začátku</text:p>
        </text:list-item>
        <text:list-item>
          <text:p text:style-name="P15">Aplikace neumožňuje ukládat stav grafu v průběhu algoritmu, uložené grafy v .xml souborech nebudou obsahovat informaci o ohodnocení uzlů</text:p>
        </text:list-item>
        <text:list-item>
          <text:p text:style-name="P15">Aplikace nebude umožňovat vracet se v průběhu algoritmu o žádný krok zpět. Výjimkou je, že uživatel bude moci spustit algoritmus od začátku jeho běhu</text:p>
        </text:list-item>
      </text:list>
      <text:p text:style-name="Standard"/>
      <text:h text:style-name="P12" text:outline-level="2">2.4 Běhové prostředí</text:h>
      <text:p text:style-name="Text_20_body"><text:tab/>Projekt bude realizován ve formě desktopové aplikace. Objem instalačních souborů aplikace nepřesáhne velikost kompaktního disku CD (700 MB), objem vlastní aplikace potom 2 GB. Instalace ani běh aplikace nevyžaduje připojení k internetu. Minimální požadovaná konfigurace aplikace je Pentium Dual Core 1,2 Ghz 1 GB RAM. Optimální konfigurace Pentium Dual Core 2 Ghz 2 GB RAM. Aplikace poběží v uživatelských prostředích Microsoft Windows XP, Microsoft Windows Vista, Microsoft Windows 7, Linux Ubuntu 11.10. </text:p>
      <text:p text:style-name="Text_20_body"/>
      <text:p text:style-name="Text_20_body"/>
      <text:h text:style-name="Heading_20_2" text:outline-level="2"><text:span text:style-name="T6">2.5 Dokumentace</text:span></text:h>
      <text:p text:style-name="Text_20_body"><text:span text:style-name="T22">Součástí projektu je následující dokumentace:</text:span></text:p>
      <text:p text:style-name="P8"><text:span text:style-name="T30">• </text:span>Uživatelská dokumentace – Bude integrována přímo do uživatelského rozhraní</text:p>
      <text:p text:style-name="P8">formou kontextových nápověd. Kontextové menu bude přístupné v panelu Help.</text:p>
      <text:p text:style-name="P8"><text:span text:style-name="T30">• </text:span>Instalační a konfigurační příručka – Dokument ve formátu PDF popisující instalaci</text:p>
      <text:p text:style-name="P8">a konfiguraci krok za krokem. Součástí dokumentu bude také reference všech</text:p>
      <text:p text:style-name="P8">nastavitelných vlastností aplikace. Tento dokument bude pouze v anglickém jazyce.</text:p>
      <text:p text:style-name="P8"><text:span text:style-name="T30">• </text:span>Reference zdrojového kódu – Reference zdrojového kódu v HTML či PDF generovaná</text:p>
      <text:p text:style-name="P8">dokumentačním nástrojem Doxygen. Tento dokument bude pouze v anglickém</text:p>
      <text:p text:style-name="P8">jazyce.</text:p>
      <text:p text:style-name="P8"><text:span text:style-name="T30">• </text:span>Programátorská reference – PDF dokument popisující architekturu celé aplikace a</text:p>
      <text:p text:style-name="P9"><text:span text:style-name="T26">implementační detaily (členění kódu). Tento dokument bude pouze v anglickém jazyce.</text:span></text:p>
      <text:p text:style-name="P6"/>
      <text:p text:style-name="P6"/>
      <text:p text:style-name="P6"/>
      <text:h text:style-name="P14" text:outline-level="2"><text:span text:style-name="T26">2.6 Negativní vymezení</text:span></text:h>
      <text:list xml:id="list20409550" text:style-name="L2">
        <text:list-item>
          <text:p text:style-name="P19"><text:span text:style-name="T9">Aplikace nebude realizovaná jako weovou aplikaci, nebude spustitelná z internetového prohlížeče</text:span></text:p>
        </text:list-item>
        <text:list-item>
          <text:p text:style-name="P19"><text:soft-page-break/><text:span text:style-name="T9">Aplikace nebude umožňovat ukládání obrázků grafů</text:span></text:p>
        </text:list-item>
        <text:list-item>
          <text:p text:style-name="P19"><text:span text:style-name="T9">Aplikace nebude validovat graf z hlediska existence záporných cyklů v grafu</text:span></text:p>
        </text:list-item>
        <text:list-item>
          <text:p text:style-name="P19"><text:span text:style-name="T9">Aplikace nebude umožňovat spuštění algoritmu nad grafem s záporně ohodnocenými hranami</text:span></text:p>
        </text:list-item>
        <text:list-item>
          <text:p text:style-name="P19"><text:span text:style-name="T9">Aplikace nebude umožňovat ukládání nebo načítání grafů z jiného formátu nežli .xml validního vůči Document Type Definition v příloze </text:span><text:span text:style-name="T5">[</text:span><text:span text:style-name="T9">2</text:span><text:span text:style-name="T5">]</text:span></text:p>
        </text:list-item>
        <text:list-item>
          <text:p text:style-name="P17">U operačních systémů nevyjmenovaných v seznamu v bodě 2.4 není garantovaná správná funkce aplikace. </text:p>
          <text:p text:style-name="P7"><text:span text:style-name="T5"/></text:p>
        </text:list-item>
      </text:list>
      <text:p text:style-name="P18"><text:span text:style-name="T5"/></text:p>
      <text:p text:style-name="P20"><text:span text:style-name="T4">2.7 Předpokládaná další rozšíření</text:span></text:p>
      <text:p text:style-name="P18"><text:span text:style-name="T5"><text:tab/></text:span><text:span text:style-name="T17">Aplikace je rozšířitelná v budoucnosti zejména, co se týče transformace na webovou aplikaci. Dalším možným rozšířením aplikace je generování obrázků grafů, automatické rozprostření grafu po ploše editoru. Větším, ale očekávaným rozšířením aplikace je přidání dalších grafových algoritmů do seznamu vizualizovaných, ať už se jedná o grafové algoritmy pro vyhledávání nejkratší cesty, jiných grafových algoritmů či algoritmů pro řazení.</text:span></text:p>
      <text:p text:style-name="P18"><text:span text:style-name="T5"/></text:p>
      <text:p text:style-name="P18"><text:span text:style-name="T5"/></text:p>
      <text:h text:style-name="P10" text:outline-level="1"><text:span text:style-name="T9">3. Požadavky na uživatelské rozhraní</text:span></text:h>
      <text:list xml:id="list21128312" text:style-name="L3">
        <text:list-item>
          <text:p text:style-name="P21"><text:span text:style-name="T17">Algoritmus bude vizualizován v centrální části okna aplikace. </text:span></text:p>
        </text:list-item>
        <text:list-item>
          <text:p text:style-name="P21"><text:span text:style-name="T17">Pod lištami nabídek budou tlačítka a pole pro výběr pozice, barvy uzlů. </text:span></text:p>
        </text:list-item>
        <text:list-item>
          <text:p text:style-name="P21"><text:span text:style-name="T17">Na pravém okraji od centrální oblasti budou nástroje pro vytvoření hrany, uzlu, posunutí,výběr a vytvoření barvy, uložení grafu a nahrání grafu. </text:span></text:p>
        </text:list-item>
        <text:list-item>
          <text:p text:style-name="P21"><text:span text:style-name="T17">Barevné schéma aplikace bude přizpůsobené uživatelskému look </text:span><text:span text:style-name="T5">&amp;</text:span><text:span text:style-name="T17"> feel </text:span><text:span text:style-name="T5">(look &amp; feel opera</text:span><text:span text:style-name="T17">čního systému</text:span><text:span text:style-name="T5">). </text:span></text:p>
        </text:list-item>
      </text:list>
      <text:p text:style-name="P5"><text:span text:style-name="T5"/></text:p>
      <text:p text:style-name="Standard"><text:span text:style-name="T24">Rozmístění komponent </text:span><text:span text:style-name="T23">bude pro pohodlnou práci vyžadovat, aby okno prohlížeče mělo velikost nejméně 800x600 obrazovkových bodů.</text:span></text:p>
      <text:p text:style-name="Standard"><text:span text:style-name="T23"/></text:p>
      <text:p text:style-name="Standard"><text:span text:style-name="T23"/></text:p>
      <text:h text:style-name="P11" text:outline-level="1"><text:span text:style-name="T26">4. Funkce aplikace</text:span></text:h>
      <text:h text:style-name="Heading_20_2" text:outline-level="2"><text:span text:style-name="T16">4.1 Vytvoření grafu</text:span></text:h>
      <text:p text:style-name="Text_20_body"><text:span text:style-name="T16"><text:tab/>Uživatel bude mít možnost nadefinovat si a umístit uzly reprezentované body na obrazovce, ať už pomocí pozice či myši. Dále bude mít možnost nadefinovat jim jejich labely v případě, že nedochází k kolizi s labely jiných uzlů.</text:span></text:p>
      <text:p text:style-name="Text_20_body"><text:span text:style-name="T16"><text:s/></text:span></text:p>
      <text:h text:style-name="Heading_20_2" text:outline-level="2"><text:soft-page-break/><text:span text:style-name="T16">4.2 Výběr grafu z předpřipravených příkladů</text:span></text:h>
      <text:p text:style-name="Text_20_body"><text:span text:style-name="T16"><text:tab/>Uživatel bude mít možnost načíst si nejméně 10 předpřipravených grafů a na ně aplikovat algoritmus. Tyto grafy bude možné modifikovat a uložit, nicméně původní ukázkové příklady v aplikaci nezmizí.</text:span></text:p>
      <text:h text:style-name="Heading_20_2" text:outline-level="2"><text:span text:style-name="T16">4.3 Modifikace atributů hran a uzlů grafu</text:span></text:h>
      <text:p text:style-name="Text_20_body"><text:span text:style-name="T16"><text:tab/>Uživatel bude mít možnost při vytváření grafu změnit pozici uzlů, zlomení hran (čar reprezentujících hrany). Smazání hran a uzlů grafu. Kromě těchto přirozených atriutů bude uživatel moci nastavit nekolizní(unikátní v rámci grafu) labely uzlů a hran.</text:span></text:p>
      <text:p text:style-name="Text_20_body"><text:span text:style-name="T16"/></text:p>
      <text:h text:style-name="Heading_20_2" text:outline-level="2"><text:span text:style-name="T16">4.4 Uložení grafu do souboru a jeho opětovné nahrání</text:span></text:h>
      <text:p text:style-name="Text_20_body"><text:span text:style-name="T16"><text:tab/>Uživatel bude mít možnost perzistentního uložení grafu, na který je aplikován algoritmus. Graf se uloží do souboru s názvem definovaným uživatelem s příponou .xml.</text:span></text:p>
      <text:list xml:id="list21530221" text:continue-list="list20144712" text:style-name="L1">
        <text:list-header>
          <text:p text:style-name="P15"><text:span text:style-name="T16"/></text:p>
        </text:list-header>
      </text:list>
      <text:h text:style-name="Heading_20_2" text:outline-level="2"><text:span text:style-name="T16">4.5 Validace atributů hran a <text:s/>uzlů grafu</text:span></text:h>
      <text:p text:style-name="Text_20_body"><text:span text:style-name="T16"><text:tab/>Aplikace bude validovat jednoznačnost uzlů (jejich labelů) a hran (jejich labelů). Dále bude aplikace validovat neexistenci záporných hranv grafu.</text:span></text:p>
      <text:p text:style-name="P22"><text:span text:style-name="T16"/></text:p>
      <text:h text:style-name="Heading_20_2" text:outline-level="2"><text:span text:style-name="T16">4.6 Automatické i manuální krokování průběhu algoritmu</text:span></text:h>
      <text:p text:style-name="Text_20_body"><text:span text:style-name="T16"><text:tab/>Uživatel bude mít možnost v libovolném okamžiku zastavit běh algoritmu a dáe algoritmus krokovat nebo naopak spustit automatické krokování. <text:s/></text:span></text:p>
      <text:p text:style-name="Text_20_body"><text:span text:style-name="T16"/></text:p>
      <text:h text:style-name="Heading_20_2" text:outline-level="2"><text:span text:style-name="T16">4.7 Textový popis kroků algoritmu</text:span></text:h>
      <text:p text:style-name="Text_20_body"><text:span text:style-name="T16"><text:tab/>Algoritmus bude stručně a přehledně upozorňovat uživatele o krocích, které provádí, tento popis bude inspirován popisem algoritmu vskriptech viz </text:span><text:span text:style-name="T4">[1].</text:span></text:p>
      <text:p text:style-name="Text_20_body"><text:span text:style-name="T4"/></text:p>
      <text:h text:style-name="P12" text:outline-level="2"><text:span text:style-name="T3">4.8 </text:span>Personalizace grafu – uživatel bude mít možnost si vybrat barvy hran a uzlů</text:h>
      <text:p text:style-name="Text_20_body"><text:span text:style-name="T6"><text:tab/></text:span><text:span text:style-name="T4">U</text:span><text:span text:style-name="T16">živatel bude mít možnost vybrat si jednu z 10 nabízených barev pro relaxované hrany, vybrané hrany, nevybrané hrany, uzavřené uzly. Krom toho bude mít uživatel možnost vytvořit si barvu definovanou pomocí složek RGB a uložit si ji místo libovolné z 10 defaultních.</text:span></text:p>
      <text:p text:style-name="Text_20_body"><text:span text:style-name="T16"/></text:p>
      <text:h text:style-name="P12" text:outline-level="2"><text:soft-page-break/>4.9 Nastavení intervalu mezi jednotlivými kroky automatického krokování</text:h>
      <text:p text:style-name="Text_20_body"><text:span text:style-name="T6"><text:tab/>Uživatel bude mít možnost nastavit si interval čekání mezi jednotlivými kroky algoritmu. Tento interval nezahrnuje výpočet algoritmu, takže je nerelevantní pro slabší než optimální konfigurace a grafy s více než 100 Uzly a 10000 hran. </text:span></text:p>
      <text:list xml:id="list21532910" text:continue-numbering="true" text:style-name="L1">
        <text:list-header>
          <text:p text:style-name="P15"><text:span text:style-name="T6"/></text:p>
        </text:list-header>
      </text:list>
      <text:h text:style-name="P12" text:outline-level="2">4.10 Zastavení a opětovné spuštění algoritmu od začátku</text:h>
      <text:p text:style-name="Text_20_body"><text:span text:style-name="T6"><text:tab/>Uživatel bude mít možnost zastavit a znovu spustit algoritmus od začátku jeho běhu. Tato možnost nemá nic společného s zpetným krokováním algoritmu.</text:span></text:p>
      <text:p text:style-name="Text_20_body"><text:span text:style-name="T6"/></text:p>
      <text:p text:style-name="Text_20_body"><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Bold" svg:font-family="Verdana-Bold"/>
    <style:font-face style:name="BookAntiqua" svg:font-family="BookAntiqua"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1T22:11:19.50</meta:creation-date>
    <dc:date>2011-12-02T01:41:55.86</dc:date>
    <meta:editing-duration>PT43M39S</meta:editing-duration>
    <meta:editing-cycles>3</meta:editing-cycles>
    <meta:generator>OpenOffice.org/3.3$Win32 OpenOffice.org_project/330m20$Build-9567</meta:generator>
    <meta:document-statistic meta:table-count="0" meta:image-count="0" meta:object-count="0" meta:page-count="7" meta:paragraph-count="95" meta:word-count="1680" meta:character-count="11664"/>
  </office:meta>
</office:document-meta>
</file>